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ight now I am grounded. My feet are set square-on-the-ground and I can feel the current rushing through me. River current? Electric current? Current event? I do not know. And I guess that's my main fault, anyway, is that I just don't know. I don't know anything now, and I won't know anything tomorrow - but for some reason I continue to pursue everything I don't know.</text:p>
      <text:p text:style-name="Standard"><text:tab/>The Unknown.</text:p>
      <text:p text:style-name="Standard"><text:tab/>I used to think that we humans were set-apart from other life by our ability to recognize patterns – even patterns that don't exist (sad humans forever looking for reason &amp; purpose in the right-now on this tiny pinprick array of space/time). Yeah, patterns. Patterns are good. Patterns are real. Patterns are part of it, but they aren't the whole picture. Patterns are just one of the things humans do.</text:p>
      <text:p text:style-name="Standard"><text:tab/>I keep coming back to the unknown. Let's just capitalize it, because the Unknown is proper (M.C. Hammer represent [dude is sailor btw, so seriously - represent]). Each time I find a new path of ideas, and I follow that path as far as I can with reason and logic, I am stopped eventually by the wall of the Unknown. At a certain point my ideas can't be explained - the future can't be predicted – and the Unknown presents itself. </text:p>
      <text:p text:style-name="Standard"><text:tab/>We know something is going to happen - and we know that there is a scientific technical microscopic physical reason to explain what will happen. But we don't know. And the Unknown exists to answer the questions we haven't asked. </text:p>
      <text:p text:style-name="Standard"><text:tab/>After the Unknown, everything is speculation. Speculation can be fun and magical, or speculation can be dangerous and deadly. Humans are good at turning speculation into deadliness. </text:p>
      <text:p text:style-name="Standard"><text:tab/>But that's as far as I've reach for now. That old Unknown. The only constant. Our desire to understand the Unknown is that which sets humans apart from the cantaloupe. </text:p>
      <text:p text:style-name="Standard"><text:tab/>So perhaps we aren't supposed to grasp the Unknown. Maybe we're supposed to try to understand - never stop trying – but we're also supposed to not ever know. And as long as the Unknown is unknown, dangling before our faces like a carrot on a string, we will always grow. We will always move forward.</text:p>
      <text:p text:style-name="Standard"><text:tab/>And as we move forward we fill-in the gaps. We fill-in our weaknesses. Because you can't always get it right on the first try when you're dealing with the Unknown. But if you look at yourself (and nobody wants to do that. That's the tough part. Looking yourself in the mirror - at your true SELF - and finding the weaknesses), yeah, if you look at yourself and find your weaknesses then you can fill the gaps and grow. You can become a better human being. <text:s/></text:p>
      <text:p text:style-name="Standard"><text:tab/>Analyzing your SELF and filling your weaknesses is how you grow. It's how we grow as humans. It's how we grow together as humanity. It's how we keep-up with the Unknown. </text:p>
      <text:p text:style-name="Standard"><text:tab/>Naw, we're not supposed to understand the Unknown. The only thing we can do is never stop trying. Never stop tr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Clark</meta:initial-creator>
    <meta:creation-date>2014-05-29T20:06:31.67</meta:creation-date>
    <dc:date>2014-05-29T20:59:15.58</dc:date>
    <dc:creator>Alexander Clark</dc:creator>
    <meta:editing-duration>PT33M10S</meta:editing-duration>
    <meta:editing-cycles>9</meta:editing-cycles>
    <meta:generator>OpenOffice/4.0.1$Win32 OpenOffice.org_project/401m5$Build-9714</meta:generator>
    <meta:document-statistic meta:table-count="0" meta:image-count="0" meta:object-count="0" meta:page-count="1" meta:paragraph-count="11" meta:word-count="511" meta:character-count="2844"/>
  </office:meta>
</office:document-meta>
</file>